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Script" svg:font-family="Segoe Script" style:font-family-generic="script" style:font-pitch="variable" svg:panose-1="3 11 5 4 2 0 0 0 0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ali" style:master-page-name="MP0" style:family="paragraph">
      <style:paragraph-properties fo:break-before="page"/>
    </style:style>
    <style:style style:name="T2" style:parent-style-name="Kappaleenoletusfontti" style:family="text">
      <style:text-properties fo:font-weight="bold" style:font-weight-asian="bold" style:font-weight-complex="bold"/>
    </style:style>
    <style:style style:name="P3" style:parent-style-name="Normaali" style:family="paragraph">
      <style:text-properties fo:font-weight="bold" style:font-weight-asian="bold" style:font-weight-complex="bold"/>
    </style:style>
    <style:style style:name="T4" style:parent-style-name="Kappaleenoletusfontti" style:family="text">
      <style:text-properties fo:font-weight="bold" style:font-weight-asian="bold" style:font-weight-complex="bold"/>
    </style:style>
    <style:style style:name="T5" style:parent-style-name="Kappaleenoletusfontti" style:family="text">
      <style:text-properties fo:font-weight="bold" style:font-weight-asian="bold" style:font-weight-complex="bold"/>
    </style:style>
    <style:style style:name="T6" style:parent-style-name="Kappaleenoletusfontti" style:family="text">
      <style:text-properties fo:font-weight="bold" style:font-weight-asian="bold" style:font-weight-complex="bold"/>
    </style:style>
    <style:style style:name="T7" style:parent-style-name="Kappaleenoletusfontti" style:family="text">
      <style:text-properties fo:font-weight="bold" style:font-weight-asian="bold" style:font-weight-complex="bold"/>
    </style:style>
    <style:style style:name="T8" style:parent-style-name="Kappaleenoletusfontti" style:family="text">
      <style:text-properties fo:font-weight="bold" style:font-weight-asian="bold" style:font-weight-complex="bold"/>
    </style:style>
    <style:style style:name="P9" style:parent-style-name="Normaali" style:family="paragraph">
      <style:text-properties fo:font-weight="bold" style:font-weight-asian="bold" style:font-weight-complex="bold"/>
    </style:style>
    <style:style style:name="P10" style:parent-style-name="Normaali" style:family="paragraph">
      <style:text-properties fo:font-weight="bold" style:font-weight-asian="bold" style:font-weight-complex="bold"/>
    </style:style>
    <style:style style:name="P11" style:parent-style-name="Normaali" style:family="paragraph">
      <style:paragraph-properties fo:margin-left="2.7166in" fo:text-indent="-2.7166in">
        <style:tab-stops/>
      </style:paragraph-properties>
    </style:style>
    <style:style style:name="P12" style:parent-style-name="Normaali" style:family="paragraph">
      <style:paragraph-properties fo:margin-left="2.7166in" fo:text-indent="-2.7166in">
        <style:tab-stops/>
      </style:paragraph-properties>
    </style:style>
    <style:style style:name="P13" style:parent-style-name="Normaali" style:family="paragraph">
      <style:paragraph-properties fo:margin-left="2.7166in" fo:text-indent="-2.7166in">
        <style:tab-stops/>
      </style:paragraph-properties>
    </style:style>
    <style:style style:name="P14" style:parent-style-name="Normaali" style:family="paragraph">
      <style:paragraph-properties fo:margin-left="2.7166in" fo:text-indent="-2.7166in">
        <style:tab-stops/>
      </style:paragraph-properties>
    </style:style>
    <style:style style:name="P15" style:parent-style-name="Normaali" style:family="paragraph">
      <style:paragraph-properties fo:margin-left="2.7166in" fo:text-indent="-2.7166in">
        <style:tab-stops/>
      </style:paragraph-properties>
    </style:style>
    <style:style style:name="P16" style:parent-style-name="Normaali" style:family="paragraph">
      <style:paragraph-properties fo:margin-left="2.7166in" fo:text-indent="-2.7166in">
        <style:tab-stops/>
      </style:paragraph-properties>
    </style:style>
    <style:style style:name="P17" style:parent-style-name="Normaali" style:family="paragraph">
      <style:paragraph-properties fo:margin-left="2.7166in" fo:text-indent="-2.7166in">
        <style:tab-stops/>
      </style:paragraph-properties>
    </style:style>
    <style:style style:name="P18" style:parent-style-name="Normaali" style:family="paragraph">
      <style:paragraph-properties fo:margin-left="2.7166in" fo:text-indent="-2.7166in">
        <style:tab-stops/>
      </style:paragraph-properties>
    </style:style>
    <style:style style:name="T19" style:parent-style-name="Kappaleenoletusfontti" style:family="text">
      <style:text-properties style:font-name="Segoe Script"/>
    </style:style>
    <style:style style:name="P20" style:parent-style-name="Normaali" style:family="paragraph">
      <style:paragraph-properties fo:margin-left="2.7166in">
        <style:tab-stops/>
      </style:paragraph-properties>
    </style:style>
  </office:automatic-styles>
  <office:body>
    <office:text text:use-soft-page-breaks="true">
      <text:p text:style-name="P1">Savonia Code Academy R9<text:tab/><text:tab/><text:tab/><text:tab/><text:span text:style-name="T2">Kutsu</text:span></text:p>
      <text:p text:style-name="P3"><text:tab/><text:tab/></text:p>
      <text:p text:style-name="Normaali"><text:span text:style-name="T4"><text:tab/></text:span><text:span text:style-name="T5"><text:tab/></text:span><text:span text:style-name="T6"><text:tab/></text:span><text:span text:style-name="T7"><text:tab/></text:span><text:span text:style-name="T8"><text:tab/></text:span>9.12.2021</text:p>
      <text:p text:style-name="Normaali"/>
      <text:p text:style-name="Normaali"/>
      <text:p text:style-name="P9">Käyttöliittymän suunnittelupalaveri</text:p>
      <text:p text:style-name="P10"/>
      <text:p text:style-name="Normaali">Aika<text:tab/><text:tab/><text:tab/>to 9.12.2021 klo 16–20</text:p>
      <text:p text:style-name="Normaali"/>
      <text:p text:style-name="Normaali">Paikka<text:tab/><text:tab/><text:tab/>Discord</text:p>
      <text:p text:style-name="Normaali"/>
      <text:p text:style-name="P11">Osallistujat<text:tab/>Simo Lyytinen <text:s text:c="123"/>Sinna Hujanen<text:tab/><text:s text:c="125"/>Ville Paasonen</text:p>
      <text:p text:style-name="P12"/>
      <text:p text:style-name="P13">Käsiteltävät asiat<text:tab/>1<text:s/><text:s/>Aikataulu ja tavoitteet <text:s text:c="122"/>2 <text:s/>Visuaalinen toteutus<text:s text:c="124"/>3 <text:s/>Tehtävien jako</text:p>
      <text:p text:style-name="P14"/>
      <text:p text:style-name="P15"/>
      <text:p text:style-name="P16"/>
      <text:p text:style-name="P17"><text:tab/>Tapaamisiin</text:p>
      <text:p text:style-name="P18"><text:tab/><text:span text:style-name="T19">Sinna Hujanen</text:span></text:p>
      <text:p text:style-name="P20">Sinna Hujanen</text:p>
      <text:p text:style-name="Normaali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Script" svg:font-family="Segoe Script" style:font-family-generic="script" style:font-pitch="variable" svg:panose-1="3 11 5 4 2 0 0 0 0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i" fo:country="FI" style:language-asian="en" style:country-asian="US" style:language-complex="ar" style:country-complex="SA" style:text-combine="none" fo:hyphenate="true"/>
    </style:default-style>
    <style:style style:name="Normaali" style:display-name="Normaali" style:family="paragraph">
      <style:text-properties fo:hyphenate="false"/>
    </style:style>
    <style:style style:name="Kappaleenoletusfontti" style:display-name="Kappaleen oletusfontti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984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inna Hujanen</meta:initial-creator>
    <dc:creator>Sinna Hujanen</dc:creator>
    <meta:creation-date>2021-12-09T14:07:00Z</meta:creation-date>
    <dc:date>2021-12-09T14:17:00Z</dc:date>
    <meta:template xlink:href="Normal" xlink:type="simple"/>
    <meta:editing-cycles>1</meta:editing-cycles>
    <meta:editing-duration>PT600S</meta:editing-duration>
    <meta:document-statistic meta:page-count="1" meta:paragraph-count="1" meta:word-count="90" meta:character-count="822" meta:row-count="6" meta:non-whitespace-character-count="733"/>
  </office:meta>
</office:document-meta>
</file>